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OP</text:p>
      <text:p text:style-name="P1">Chapter 7</text:p>
      <text:p text:style-name="Standard"/>
      <text:p text:style-name="Standard">7.17</text:p>
      <text:p text:style-name="Standard">No, because it is taken care of in the other classes through the use of good design and cohesion, and low level of coupling.</text:p>
      <text:p text:style-name="Standard"/>
      <text:p text:style-name="Standard">7.19</text:p>
      <text:p text:style-name="Standard">Model-view-controller.</text:p>
      <text:p text:style-name="Standard">Isolates domain logic (application logic for user) from the input and presentation.</text:p>
      <text:p text:style-name="Standard">Model manages information and notifies observers when that information changes.</text:p>
      <text:p text:style-name="Standard">View uses the model to get the data and use it in a form suitable for interaction, usually with a UI.</text:p>
      <text:p text:style-name="Standard">Controller received input and initiates a response by calling on model objects and instructing the model and view to perform actions.</text:p>
      <text:p text:style-name="Standard"/>
      <text:p text:style-name="Standard">Briefly: Model = data; view = user interface; controller = input.</text:p>
      <text:p text:style-name="Standard"/>
      <text:p text:style-name="Standard">7.21</text:p>
      <text:p text:style-name="Standard">Use Item class to generate information, but use Room class to print it o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7T19:31:44.13</meta:creation-date>
    <dc:date>2010-09-27T21:21:09.35</dc:date>
    <meta:editing-duration>PT01H49M27S</meta:editing-duration>
    <meta:editing-cycles>8</meta:editing-cycles>
    <meta:generator>OpenOffice.org/3.2$Win32 OpenOffice.org_project/320m18$Build-9502</meta:generator>
    <meta:document-statistic meta:table-count="0" meta:image-count="0" meta:object-count="0" meta:page-count="1" meta:paragraph-count="13" meta:word-count="120" meta:character-count="706"/>
  </office:meta>
</office:document-meta>
</file>